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OPENPROJECT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Parsers::OpenProjectParser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parse</text:p>
          </table:table-cell>
          <table:table-cell table:style-name="Table3.B2" office:value-type="string">
            <text:p text:style-name="P10">xml</text:p>
          </table:table-cell>
          <table:table-cell table:style-name="Table3.C2" office:value-type="string">
            <text:p text:style-name="P11">&lt;openproject version="0"&gt;</text:p>
            <text:p text:style-name="P11"><text:tab/>&lt;project name="proyecto 1" /&gt;</text:p>
            <text:p text:style-name="P11">&lt;/openproject&gt;</text:p>
            <text:p text:style-name="P11"/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que la función <text:span text:style-name="T1">name</text:span><text:span text:style-name="T2"> retorne “proyecto 1”</text:span>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9:28:26</meta:creation-date>
    <dc:creator>Jorge Cuadrado</dc:creator>
    <dc:date>2007-02-07T19:32:12</dc:date>
    <dc:language>es-CO</dc:language>
    <meta:editing-cycles>2</meta:editing-cycles>
    <meta:editing-duration>PT3M47S</meta:editing-duration>
    <meta:template xlink:type="simple" xlink:actuate="onRequest" xlink:role="template" xlink:href="../../../../../../../.openoffice.org2/user/template/prueba_unitaria.ott" xlink:title="prueba_unitaria" meta:date="2007-02-07T19:28:2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9" meta:word-count="62" meta:character-count="451"/>
  </office:meta>
</office:document-meta>
</file>